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Symbols" svg:font-family="'Noto Sans Symbol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Standard">
      <style:paragraph-properties fo:text-align="center" style:justify-single-word="false" style:page-number="1"/>
    </style:style>
    <style:style style:name="P2" style:family="paragraph" style:parent-style-name="Text_20_body">
      <style:paragraph-properties fo:margin-top="0cm" fo:margin-bottom="0.282cm" style:contextual-spacing="false" fo:line-height="108%" fo:text-align="center" style:justify-single-word="false"/>
    </style:style>
    <style:style style:name="P3" style:family="paragraph" style:parent-style-name="Heading_20_2">
      <style:paragraph-properties fo:margin-top="0cm" fo:margin-bottom="0.282cm" style:contextual-spacing="false" fo:line-height="108%" fo:text-align="start" style:justify-single-word="false"/>
    </style:style>
    <style:style style:name="P4" style:family="paragraph" style:parent-style-name="Text_20_body">
      <style:paragraph-properties fo:margin-top="0cm" fo:margin-bottom="0.282cm" style:contextual-spacing="false" fo:line-height="108%" fo:text-align="start" style:justify-single-word="false"/>
      <style:text-properties officeooo:paragraph-rsid="000f0d3b"/>
    </style:style>
    <style:style style:name="P5" style:family="paragraph" style:parent-style-name="Text_20_body">
      <style:paragraph-properties fo:margin-top="0cm" fo:margin-bottom="0.282cm" style:contextual-spacing="false" fo:line-height="108%" fo:text-align="start" style:justify-single-word="false"/>
    </style:style>
    <style:style style:name="P6" style:family="paragraph" style:parent-style-name="Text_20_body">
      <style:paragraph-properties fo:margin-top="0cm" fo:margin-bottom="0.282cm" style:contextual-spacing="false" fo:line-height="108%" fo:text-align="start" style:justify-single-word="false"/>
      <style:text-properties officeooo:rsid="000f0d3b" officeooo:paragraph-rsid="000f0d3b"/>
    </style:style>
    <style:style style:name="P7" style:family="paragraph" style:parent-style-name="Heading_20_1">
      <style:paragraph-properties fo:margin-top="0cm" fo:margin-bottom="0.282cm" style:contextual-spacing="false" fo:line-height="108%" fo:text-align="start" style:justify-single-word="false"/>
    </style:style>
    <style:style style:name="P8" style:family="paragraph" style:parent-style-name="Heading_20_1">
      <style:paragraph-properties fo:margin-top="0cm" fo:margin-bottom="0.282cm" style:contextual-spacing="false" fo:line-height="108%" fo:text-align="start" style:justify-single-word="false"/>
      <style:text-properties fo:font-size="18pt" style:font-size-asian="18pt" style:font-size-complex="18pt"/>
    </style:style>
    <style:style style:name="P9" style:family="paragraph" style:parent-style-name="Heading_20_2">
      <style:paragraph-properties fo:margin-top="0cm" fo:margin-bottom="0.282cm" style:contextual-spacing="false" fo:line-height="108%" fo:text-align="start" style:justify-single-word="false"/>
      <style:text-properties fo:font-size="16pt" style:font-size-asian="16pt" style:font-size-complex="16pt"/>
    </style:style>
    <style:style style:name="P10" style:family="paragraph" style:parent-style-name="Text_20_body" style:list-style-name="L1">
      <style:paragraph-properties fo:margin-top="0cm" fo:margin-bottom="0.282cm" style:contextual-spacing="false" fo:line-height="108%" fo:text-align="start" style:justify-single-word="false"/>
    </style:style>
    <style:style style:name="P11" style:family="paragraph" style:parent-style-name="Text_20_body" style:list-style-name="L1">
      <style:paragraph-properties fo:margin-top="0cm" fo:margin-bottom="0.282cm" style:contextual-spacing="false" fo:line-height="108%" fo:text-align="start" style:justify-single-word="false"/>
      <style:text-properties officeooo:rsid="001fb227" officeooo:paragraph-rsid="001fb227"/>
    </style:style>
    <style:style style:name="P12" style:family="paragraph" style:parent-style-name="Heading_20_3">
      <style:paragraph-properties fo:margin-top="0cm" fo:margin-bottom="0.282cm" style:contextual-spacing="false" fo:line-height="108%" fo:text-align="start" style:justify-single-word="false"/>
      <style:text-properties fo:font-size="16pt" style:font-size-asian="16pt" style:font-size-complex="16pt"/>
    </style:style>
    <style:style style:name="P13" style:family="paragraph" style:parent-style-name="Text_20_body" style:list-style-name="L2">
      <style:paragraph-properties fo:margin-top="0cm" fo:margin-bottom="0.282cm" style:contextual-spacing="false" fo:line-height="108%" fo:text-align="start" style:justify-single-word="false"/>
    </style:style>
    <style:style style:name="P14" style:family="paragraph" style:parent-style-name="Text_20_body" style:list-style-name="L3">
      <style:paragraph-properties fo:margin-top="0cm" fo:margin-bottom="0.282cm" style:contextual-spacing="false" fo:line-height="108%" fo:text-align="start" style:justify-single-word="false"/>
    </style:style>
    <style:style style:name="P15" style:family="paragraph" style:parent-style-name="Text_20_body" style:list-style-name="L4">
      <style:paragraph-properties fo:margin-top="0cm" fo:margin-bottom="0.282cm" style:contextual-spacing="false" fo:line-height="108%" fo:text-align="start" style:justify-single-word="false"/>
    </style:style>
    <style:style style:name="P16" style:family="paragraph" style:parent-style-name="Text_20_body" style:list-style-name="L5">
      <style:paragraph-properties fo:margin-top="0cm" fo:margin-bottom="0.282cm" style:contextual-spacing="false" fo:line-height="108%" fo:text-align="start" style:justify-single-word="false"/>
    </style:style>
    <style:style style:name="P17" style:family="paragraph" style:parent-style-name="Text_20_body" style:list-style-name="L6">
      <style:paragraph-properties fo:margin-top="0cm" fo:margin-bottom="0.282cm" style:contextual-spacing="false" fo:line-height="108%" fo:text-align="start" style:justify-single-word="false"/>
    </style:style>
    <style:style style:name="P18" style:family="paragraph" style:parent-style-name="Heading_20_3">
      <style:paragraph-properties fo:margin-top="0cm" fo:margin-bottom="0.282cm" style:contextual-spacing="false" fo:line-height="108%" fo:text-align="start" style:justify-single-word="false"/>
      <style:text-properties fo:font-size="16pt" officeooo:rsid="001a5751" officeooo:paragraph-rsid="001a5751" style:font-size-asian="16pt" style:font-size-complex="16pt"/>
    </style:style>
    <style:style style:name="P19" style:family="paragraph" style:parent-style-name="Text_20_body" style:list-style-name="L7">
      <style:paragraph-properties fo:margin-top="0cm" fo:margin-bottom="0.282cm" style:contextual-spacing="false" fo:line-height="108%" fo:text-align="start" style:justify-single-word="false"/>
    </style:style>
    <style:style style:name="P20" style:family="paragraph" style:parent-style-name="Text_20_body" style:list-style-name="L7">
      <style:paragraph-properties fo:margin-top="0cm" fo:margin-bottom="0.282cm" style:contextual-spacing="false" fo:line-height="108%" fo:text-align="start" style:justify-single-word="false"/>
      <style:text-properties officeooo:rsid="001a5751" officeooo:paragraph-rsid="001a5751"/>
    </style:style>
    <style:style style:name="P21" style:family="paragraph" style:parent-style-name="Text_20_body" style:list-style-name="L8">
      <style:paragraph-properties fo:margin-top="0cm" fo:margin-bottom="0.282cm" style:contextual-spacing="false" fo:line-height="108%" fo:text-align="start" style:justify-single-word="false"/>
    </style:style>
    <style:style style:name="P22" style:family="paragraph" style:parent-style-name="Text_20_body">
      <style:paragraph-properties fo:margin-top="0cm" fo:margin-bottom="0.282cm" style:contextual-spacing="false" fo:line-height="108%"/>
    </style:style>
    <style:style style:name="P23" style:family="paragraph" style:parent-style-name="Heading_20_3">
      <style:paragraph-properties fo:margin-top="0cm" fo:margin-bottom="0.282cm" style:contextual-spacing="false" fo:line-height="108%"/>
      <style:text-properties fo:font-size="16pt" style:font-size-asian="16pt" style:font-size-complex="16pt"/>
    </style:style>
    <style:style style:name="P24" style:family="paragraph" style:parent-style-name="Text_20_body" style:list-style-name="L9">
      <style:paragraph-properties fo:margin-top="0cm" fo:margin-bottom="0.282cm" style:contextual-spacing="false" fo:line-height="108%"/>
    </style:style>
    <style:style style:name="P25" style:family="paragraph" style:parent-style-name="Heading_20_1">
      <style:paragraph-properties fo:margin-top="0cm" fo:margin-bottom="0.282cm" style:contextual-spacing="false" fo:line-height="108%"/>
      <style:text-properties fo:font-size="18pt" style:font-size-asian="18pt" style:font-size-complex="18pt"/>
    </style:style>
    <style:style style:name="P26" style:family="paragraph" style:parent-style-name="Text_20_body">
      <style:paragraph-properties fo:margin-top="0cm" fo:margin-bottom="0.282cm" style:contextual-spacing="false" fo:line-height="108%"/>
      <style:text-properties officeooo:paragraph-rsid="001fb227"/>
    </style:style>
    <style:style style:name="P27" style:family="paragraph" style:parent-style-name="Text_20_body">
      <style:paragraph-properties fo:margin-top="0cm" fo:margin-bottom="0.282cm" style:contextual-spacing="false" fo:line-height="108%"/>
      <style:text-properties officeooo:rsid="001fb227" officeooo:paragraph-rsid="001fb227"/>
    </style:style>
    <style:style style:name="P28" style:family="paragraph" style:parent-style-name="Text_20_body">
      <style:paragraph-properties fo:margin-top="0cm" fo:margin-bottom="0.282cm" style:contextual-spacing="false" fo:line-height="108%"/>
      <style:text-properties fo:font-size="18pt" fo:font-weight="bold" officeooo:rsid="001f100c" officeooo:paragraph-rsid="001f100c" style:font-size-asian="18pt" style:font-weight-asian="bold" style:font-size-complex="18pt" style:font-weight-complex="bold"/>
    </style:style>
    <style:style style:name="P29" style:family="paragraph" style:parent-style-name="Text_20_body">
      <style:paragraph-properties fo:margin-top="0cm" fo:margin-bottom="0.282cm" style:contextual-spacing="false" fo:line-height="108%"/>
      <style:text-properties officeooo:rsid="001f100c" officeooo:paragraph-rsid="001f100c"/>
    </style:style>
    <style:style style:name="P30" style:family="paragraph" style:parent-style-name="Text_20_body">
      <style:paragraph-properties fo:margin-top="0cm" fo:margin-bottom="0.282cm" style:contextual-spacing="false" fo:line-height="108%"/>
      <style:text-properties fo:font-size="16pt" fo:font-weight="bold" officeooo:rsid="001fb227" officeooo:paragraph-rsid="001fb227" style:font-size-asian="16pt" style:font-weight-asian="bold" style:font-size-complex="16pt" style:font-weight-complex="bold"/>
    </style:style>
    <style:style style:name="P31" style:family="paragraph" style:parent-style-name="Text_20_body">
      <style:paragraph-properties fo:margin-top="0cm" fo:margin-bottom="0.282cm" style:contextual-spacing="false" fo:line-height="108%"/>
      <style:text-properties officeooo:rsid="002319fe" officeooo:paragraph-rsid="002319fe"/>
    </style:style>
    <style:style style:name="P32" style:family="paragraph" style:parent-style-name="Text_20_body" style:list-style-name="L10">
      <style:paragraph-properties fo:margin-top="0cm" fo:margin-bottom="0.282cm" style:contextual-spacing="false" fo:line-height="108%"/>
    </style:style>
    <style:style style:name="P33" style:family="paragraph" style:parent-style-name="Heading_20_1">
      <style:paragraph-properties fo:margin-top="0cm" fo:margin-bottom="0.282cm" style:contextual-spacing="false" fo:line-height="108%"/>
    </style:style>
    <style:style style:name="P34" style:family="paragraph" style:parent-style-name="Text_20_body" style:list-style-name="L11">
      <style:paragraph-properties fo:margin-top="0cm" fo:margin-bottom="0.282cm" style:contextual-spacing="false" fo:line-height="108%"/>
    </style:style>
    <style:style style:name="P35" style:family="paragraph" style:parent-style-name="Text_20_body" style:list-style-name="L11">
      <style:paragraph-properties fo:margin-top="0cm" fo:margin-bottom="0.282cm" style:contextual-spacing="false" fo:line-height="108%"/>
      <style:text-properties officeooo:rsid="001f100c" officeooo:paragraph-rsid="001f100c"/>
    </style:style>
    <style:style style:name="P36" style:family="paragraph" style:parent-style-name="normal">
      <style:paragraph-properties fo:margin-top="0cm" fo:margin-bottom="0.282cm" style:contextual-spacing="false" fo:line-height="108%" fo:text-align="start" style:justify-single-word="false"/>
    </style:style>
    <style:style style:name="P37" style:family="paragraph" style:parent-style-name="normal">
      <style:paragraph-properties fo:text-align="start" style:justify-single-word="false"/>
    </style:style>
    <style:style style:name="T1" style:family="text">
      <style:text-properties officeooo:rsid="000f0d3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6a482"/>
    </style:style>
    <style:style style:name="T4" style:family="text">
      <style:text-properties officeooo:rsid="001f100c"/>
    </style:style>
    <style:style style:name="T5" style:family="text">
      <style:text-properties officeooo:rsid="001a5751"/>
    </style:style>
    <style:style style:name="T6" style:family="text">
      <style:text-properties officeooo:rsid="001c1131"/>
    </style:style>
    <style:style style:name="T7" style:family="text">
      <style:text-properties officeooo:rsid="00228135"/>
    </style:style>
    <style:style style:name="T8" style:family="text">
      <style:text-properties officeooo:rsid="0023bb64"/>
    </style:style>
    <style:style style:name="T9" style:family="text">
      <style:text-properties style:font-name="Liberation Serif"/>
    </style:style>
    <style:style style:name="T10" style:family="text">
      <style:text-properties fo:font-size="18pt" officeooo:rsid="001f100c" style:font-size-asian="18pt" style:font-size-complex="18pt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ras de Negócio</text:p>
      <text:p text:style-name="P2">Sistema de <text:span text:style-name="T1">Estoque e Vendas</text:span></text:p>
      <text:p text:style-name="P3">1. Objetivo do Sistema</text:p>
      <text:p text:style-name="P4">O sistema de estoque <text:span text:style-name="T1">e vendas</text:span> tem como objetivo auxiliar n<text:span text:style-name="T1">a administração</text:span> de um comércio, permitindo registrar produtos, acompanhar o nível de estoque, cadastrar clientes e registrar vendas realizadas.</text:p>
      <text:p text:style-name="P5">O sistema busca garantir que o estoque seja controlado corretamente, evitando vendas de produtos indisponíveis e permitindo acompanhar a movimentação de mercadorias.</text:p>
      <text:p text:style-name="P6">Posteriormente, melhorias serão lançadas visando o escalonamento do projeto autoral.</text:p>
      <text:p text:style-name="P7"/>
      <text:p text:style-name="P8">2. Gestão de Produtos</text:p>
      <text:p text:style-name="P9">Cadastro de Produtos</text:p>
      <text:p text:style-name="P5">Para que um produto possa ser vendido ou controlado no estoque, ele deve primeiro ser cadastrado no sistema.</text:p>
      <text:p text:style-name="P5">Cada produto possui as seguintes informações:</text:p>
      <text:list text:style-name="L1">
        <text:list-item>
          <text:p text:style-name="P10"><text:span text:style-name="Strong_20_Emphasis">ID</text:span>: identificador único do produto dentro do sistema</text:p>
        </text:list-item>
        <text:list-item>
          <text:p text:style-name="P10"><text:span text:style-name="Strong_20_Emphasis">Nome</text:span>: descrição do produto</text:p>
        </text:list-item>
        <text:list-item>
          <text:p text:style-name="P11"><text:span text:style-name="T2">Tipo</text:span>: categoria do produto</text:p>
        </text:list-item>
        <text:list-item>
          <text:p text:style-name="P10"><text:span text:style-name="Strong_20_Emphasis">Preço</text:span>: valor unitário de venda</text:p>
        </text:list-item>
        <text:list-item>
          <text:p text:style-name="P10"><text:span text:style-name="Strong_20_Emphasis">Quantidade em Estoque</text:span>: quantidade disponível para venda</text:p>
        </text:list-item>
      </text:list>
      <text:p text:style-name="P12">Regras</text:p>
      <text:list text:style-name="L2">
        <text:list-item>
          <text:p text:style-name="P13">Cada produto deve possuir um <text:span text:style-name="Strong_20_Emphasis">ID único</text:span>.</text:p>
        </text:list-item>
        <text:list-item>
          <text:p text:style-name="P13">O preço deve ser um <text:span text:style-name="Strong_20_Emphasis">valor positivo</text:span>.</text:p>
        </text:list-item>
        <text:list-item>
          <text:p text:style-name="P13">A quantidade em estoque deve ser <text:span text:style-name="Strong_20_Emphasis">igual ou maior que zero</text:span>.</text:p>
        </text:list-item>
      </text:list>
      <text:p text:style-name="P3"/>
      <text:p text:style-name="P3"><text:span text:style-name="T3">L</text:span>istagem de Produtos</text:p>
      <text:p text:style-name="P5">O sistema permite visualizar todos os produtos cadastrados.</text:p>
      <text:p text:style-name="P5">Essa função é utilizada para:</text:p>
      <text:list text:style-name="L3">
        <text:list-item>
          <text:p text:style-name="P14">consultar os produtos disponíveis</text:p>
        </text:list-item>
        <text:list-item>
          <text:p text:style-name="P14"><text:soft-page-break/>verificar preços</text:p>
        </text:list-item>
        <text:list-item>
          <text:p text:style-name="P14">verificar a quantidade em estoque</text:p>
        </text:list-item>
      </text:list>
      <text:p text:style-name="P3"/>
      <text:p text:style-name="P3">Controle de Estoque</text:p>
      <text:p text:style-name="P5">O estoque representa a quantidade disponível de cada produto.</text:p>
      <text:p text:style-name="P5">O sistema atualiza automaticamente o estoque nas seguintes situações:</text:p>
      <text:list text:style-name="L4">
        <text:list-item>
          <text:p text:style-name="P15"><text:span text:style-name="Strong_20_Emphasis">Entrada de produtos</text:span> (reposição ou compra de mercadoria)</text:p>
        </text:list-item>
        <text:list-item>
          <text:p text:style-name="P15"><text:span text:style-name="Strong_20_Emphasis">Saída de produtos</text:span> (realização de vendas <text:span text:style-name="T4">ou exclusão manual</text:span>)</text:p>
        </text:list-item>
      </text:list>
      <text:p text:style-name="P12">Regras</text:p>
      <text:list text:style-name="L5">
        <text:list-item>
          <text:p text:style-name="P16">O estoque nunca pode ficar negativo.</text:p>
        </text:list-item>
        <text:list-item>
          <text:p text:style-name="P16">Caso seja solicitada uma quantidade maior do que a disponível, a operação <text:span text:style-name="T5">não é realizada</text:span>.</text:p>
        </text:list-item>
      </text:list>
      <text:p text:style-name="P7"/>
      <text:p text:style-name="P8">3. Gestão de Clientes</text:p>
      <text:p text:style-name="P5">O sistema permite cadastrar clientes para associar vendas a uma pessoa específica.</text:p>
      <text:p text:style-name="P5">Cada cliente possui:</text:p>
      <text:list text:style-name="L6">
        <text:list-item>
          <text:p text:style-name="P17"><text:span text:style-name="Strong_20_Emphasis">ID</text:span></text:p>
        </text:list-item>
        <text:list-item>
          <text:p text:style-name="P17"><text:span text:style-name="Strong_20_Emphasis">Nome</text:span></text:p>
        </text:list-item>
        <text:list-item>
          <text:p text:style-name="P17"><text:span text:style-name="Strong_20_Emphasis">E-mail</text:span></text:p>
        </text:list-item>
      </text:list>
      <text:p text:style-name="P18">Regras</text:p>
      <text:list text:style-name="L7">
        <text:list-item>
          <text:p text:style-name="P19">Cada cliente deve possuir um <text:span text:style-name="Strong_20_Emphasis">ID único</text:span>.</text:p>
        </text:list-item>
        <text:list-item>
          <text:p text:style-name="P20">Um e-mail só pode estar associado a <text:span text:style-name="T2">um único usuário</text:span>.</text:p>
        </text:list-item>
        <text:list-item>
          <text:p text:style-name="P19">O cadastro de clientes não é obrigatório para o funcionamento do sistema, mas permite registrar o histórico de compras.</text:p>
        </text:list-item>
      </text:list>
      <text:p text:style-name="P8"/>
      <text:p text:style-name="P8">4. Processo de Venda</text:p>
      <text:p text:style-name="P5">A venda representa uma transação onde um cliente compra um ou mais produtos.</text:p>
      <text:p text:style-name="P5">Durante uma venda, o sistema realiza as seguintes etapas:</text:p>
      <text:list text:style-name="L8">
        <text:list-item>
          <text:p text:style-name="P21">Identificação do cliente</text:p>
        </text:list-item>
        <text:list-item>
          <text:p text:style-name="P21">Seleção dos produtos que serão vendidos</text:p>
        </text:list-item>
        <text:list-item>
          <text:p text:style-name="P21"><text:soft-page-break/>Definição da quantidade de cada produto</text:p>
        </text:list-item>
        <text:list-item>
          <text:p text:style-name="P21">Cálculo automático do valor total</text:p>
        </text:list-item>
        <text:list-item>
          <text:p text:style-name="P21">Atualização do estoque</text:p>
        </text:list-item>
      </text:list>
      <text:p text:style-name="P3">Validação de Estoque</text:p>
      <text:p text:style-name="P22">Antes de confirmar uma venda, o sistema verifica se há estoque suficiente.</text:p>
      <text:p text:style-name="P23">Regra</text:p>
      <text:p text:style-name="P22">Se a quantidade solicitada for maior do que a quantidade disponível em estoque:</text:p>
      <text:list text:style-name="L9">
        <text:list-item>
          <text:p text:style-name="P24">a venda <text:span text:style-name="Strong_20_Emphasis">não é realizada</text:span></text:p>
        </text:list-item>
        <text:list-item>
          <text:p text:style-name="P24">o sistema informa que o estoque é insuficiente</text:p>
        </text:list-item>
      </text:list>
      <text:p text:style-name="P22"/>
      <text:p text:style-name="P25">5. Atualização do Estoque Após Venda</text:p>
      <text:p text:style-name="P22">Quando uma venda é concluída com sucesso, o sistema realiza automaticamente a redução da quantidade em estoque.</text:p>
      <text:p text:style-name="P22">Exemplo:</text:p>
      <text:p text:style-name="P26">Produto: Mouse<text:line-break/>Estoque atual: 20 unidades</text:p>
      <text:p text:style-name="P27">Tipo: Alimento</text:p>
      <text:p text:style-name="P22">Venda realizada: 3 unidades</text:p>
      <text:p text:style-name="P22">Novo estoque: <text:span text:style-name="T6">20 – 3 = 17 unidades.</text:span></text:p>
      <text:p text:style-name="P22"/>
      <text:p text:style-name="P25">6. Relatório de Estoque Baixo</text:p>
      <text:p text:style-name="P22">O sistema possui uma funcionalidade que permite identificar produtos com estoque abaixo de um nível considerado crítico.</text:p>
      <text:p text:style-name="P22">Esse relatório ajuda na tomada de decisão para reposição de produtos.</text:p>
      <text:p text:style-name="P23">Regra</text:p>
      <text:p text:style-name="P22">Um produto é considerado com estoque baixo quando sua quantidade é inferior ao limite definido pelo sistema.</text:p>
      <text:p text:style-name="P22"/>
      <text:p text:style-name="P28">7. Relatório de vendas realizadas</text:p>
      <text:p text:style-name="P29">O sistema possui outra funcionalidade de relatório que permite visualizar as vendas realizadas anteriormente.</text:p>
      <text:p text:style-name="P30"><text:soft-page-break/>Regra</text:p>
      <text:p text:style-name="P27">A listagem retorna o nome do produto, <text:span text:style-name="T7">tipo, o cliente (anônimo ou id), valor</text:span> e a data da venda.</text:p>
      <text:p text:style-name="P31">Mesmo as vendas para usuários não cadastrados devem ser salvas.</text:p>
      <text:p text:style-name="P25"><text:span text:style-name="T4">8</text:span>. Persistência de Dados</text:p>
      <text:p text:style-name="P22">O sistema permite salvar e recuperar informações para que os dados não sejam perdidos após o encerramento do programa.</text:p>
      <text:p text:style-name="P22">As informações sã<text:span text:style-name="T8">o</text:span> armazenadas em arquivos estruturados, como .<text:span text:style-name="Source_20_Text"><text:span text:style-name="T9">json.</text:span></text:span></text:p>
      <text:p text:style-name="P22">Esses arquivos guardam informações sobre:</text:p>
      <text:list text:style-name="L10">
        <text:list-item>
          <text:p text:style-name="P32">produtos cadastrados</text:p>
        </text:list-item>
        <text:list-item>
          <text:p text:style-name="P32">clientes cadastrados</text:p>
        </text:list-item>
        <text:list-item>
          <text:p text:style-name="P32">vendas realizadas</text:p>
          <text:p text:style-name="P32"/>
        </text:list-item>
      </text:list>
      <text:p text:style-name="P33"><text:span text:style-name="T10">9</text:span><text:span text:style-name="T11">. Fluxo Básico de Uso do Sistema</text:span></text:p>
      <text:p text:style-name="P22">O funcionamento do sistema segue o seguinte fluxo:</text:p>
      <text:list text:style-name="L11">
        <text:list-item>
          <text:p text:style-name="P34">Cadastrar produtos</text:p>
        </text:list-item>
        <text:list-item>
          <text:p text:style-name="P34">Cadastrar clientes (opcional)</text:p>
        </text:list-item>
        <text:list-item>
          <text:p text:style-name="P34">Realizar vendas</text:p>
        </text:list-item>
        <text:list-item>
          <text:p text:style-name="P34">Consultar produtos e estoque</text:p>
        </text:list-item>
        <text:list-item>
          <text:p text:style-name="P34">Gerar relatórios de estoque</text:p>
        </text:list-item>
        <text:list-item>
          <text:p text:style-name="P35">Visualizar vendas realizadas</text:p>
        </text:list-item>
      </text:list>
      <text:p text:style-name="P36"/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Symbols" svg:font-family="'Noto Sans Symbol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ing_20_6" style:display-name="Heading 6" style:family="paragraph" style:parent-style-name="normal" style:next-style-name="normal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normal" style:next-style-name="normal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4" style:display-name="Heading 4" style:family="paragraph" style:parent-style-name="normal" style:next-style-name="normal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normal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1" style:display-name="Heading 1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63" style:display-name="ListLabel 6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5" style:display-name="ListLabel 5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4" style:display-name="ListLabel 5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3" style:display-name="ListLabel 5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2" style:display-name="ListLabel 5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1" style:display-name="ListLabel 5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0" style:display-name="ListLabel 5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9" style:display-name="ListLabel 49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8" style:display-name="ListLabel 4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7" style:display-name="ListLabel 4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6" style:display-name="ListLabel 4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5" style:display-name="ListLabel 4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4" style:display-name="ListLabel 4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3" style:display-name="ListLabel 4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2" style:display-name="ListLabel 4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1" style:display-name="ListLabel 4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0" style:display-name="ListLabel 4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9" style:display-name="ListLabel 39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7" style:display-name="ListLabel 3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6" style:display-name="ListLabel 3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5" style:display-name="ListLabel 3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4" style:display-name="ListLabel 3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3" style:display-name="ListLabel 3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2" style:display-name="ListLabel 3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1" style:display-name="ListLabel 3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0" style:display-name="ListLabel 3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0" style:display-name="ListLabel 1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 style:font-style-name="Regular" style:font-pitch="variable"/>
      </text:list-level-style-bullet>
      <text:list-level-style-bullet text:level="3" text:style-name="ListLabel_20_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 style:font-style-name="Regular" style:font-pitch="variable"/>
      </text:list-level-style-bullet>
      <text:list-level-style-bullet text:level="6" text:style-name="ListLabel_20_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 style:font-style-name="Regular" style:font-pitch="variable"/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1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 style:font-style-name="Regular" style:font-pitch="variable"/>
      </text:list-level-style-bullet>
      <text:list-level-style-bullet text:level="3" text:style-name="ListLabel_20_1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 style:font-style-name="Regular" style:font-pitch="variable"/>
      </text:list-level-style-bullet>
      <text:list-level-style-bullet text:level="6" text:style-name="ListLabel_20_1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 style:font-style-name="Regular" style:font-pitch="variable"/>
      </text:list-level-style-bullet>
      <text:list-level-style-bullet text:level="9" text:style-name="ListLabel_20_1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2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 style:font-style-name="Regular" style:font-pitch="variable"/>
      </text:list-level-style-bullet>
      <text:list-level-style-bullet text:level="3" text:style-name="ListLabel_20_2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2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 style:font-style-name="Regular" style:font-pitch="variable"/>
      </text:list-level-style-bullet>
      <text:list-level-style-bullet text:level="6" text:style-name="ListLabel_20_2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2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 style:font-style-name="Regular" style:font-pitch="variable"/>
      </text:list-level-style-bullet>
      <text:list-level-style-bullet text:level="9" text:style-name="ListLabel_20_2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2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 style:font-style-name="Regular" style:font-pitch="variable"/>
      </text:list-level-style-bullet>
      <text:list-level-style-bullet text:level="3" text:style-name="ListLabel_20_3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3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 style:font-style-name="Regular" style:font-pitch="variable"/>
      </text:list-level-style-bullet>
      <text:list-level-style-bullet text:level="6" text:style-name="ListLabel_20_3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3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 style:font-style-name="Regular" style:font-pitch="variable"/>
      </text:list-level-style-bullet>
      <text:list-level-style-bullet text:level="9" text:style-name="ListLabel_20_3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3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 style:font-style-name="Regular" style:font-pitch="variable"/>
      </text:list-level-style-bullet>
      <text:list-level-style-bullet text:level="3" text:style-name="ListLabel_20_3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4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 style:font-style-name="Regular" style:font-pitch="variable"/>
      </text:list-level-style-bullet>
      <text:list-level-style-bullet text:level="6" text:style-name="ListLabel_20_4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4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 style:font-style-name="Regular" style:font-pitch="variable"/>
      </text:list-level-style-bullet>
      <text:list-level-style-bullet text:level="9" text:style-name="ListLabel_20_4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4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 style:font-style-name="Regular" style:font-pitch="variable"/>
      </text:list-level-style-bullet>
      <text:list-level-style-bullet text:level="3" text:style-name="ListLabel_20_4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5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 style:font-style-name="Regular" style:font-pitch="variable"/>
      </text:list-level-style-bullet>
      <text:list-level-style-bullet text:level="6" text:style-name="ListLabel_20_5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5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 style:font-style-name="Regular" style:font-pitch="variable"/>
      </text:list-level-style-bullet>
      <text:list-level-style-bullet text:level="9" text:style-name="ListLabel_20_5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5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 style:font-style-name="Regular" style:font-pitch="variable"/>
      </text:list-level-style-bullet>
      <text:list-level-style-bullet text:level="3" text:style-name="ListLabel_20_5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5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 style:font-style-name="Regular" style:font-pitch="variable"/>
      </text:list-level-style-bullet>
      <text:list-level-style-bullet text:level="6" text:style-name="ListLabel_20_6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6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 style:font-style-name="Regular" style:font-pitch="variable"/>
      </text:list-level-style-bullet>
      <text:list-level-style-bullet text:level="9" text:style-name="ListLabel_20_6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1T15:39:34.294156366</meta:creation-date>
    <dc:date>2026-03-12T23:00:45.137800032</dc:date>
    <meta:editing-duration>PT15H9M23S</meta:editing-duration>
    <meta:editing-cycles>15</meta:editing-cycles>
    <meta:generator>LibreOffice/25.2.2.2$Linux_X86_64 LibreOffice_project/520$Build-2</meta:generator>
    <meta:document-statistic meta:table-count="0" meta:image-count="0" meta:object-count="0" meta:page-count="4" meta:paragraph-count="90" meta:word-count="652" meta:character-count="4021" meta:non-whitespace-character-count="3495"/>
  </office:meta>
</office:document-meta>
</file>